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4) rotate (-1.97292018645439) translate (5.6186215575208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6) rotate (-1.18595122673015) translate (5.44154196476069cm 2.08564624884923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) rotate (-2.1556561591382) translate (5.51862398526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28) rotate (-1.55247036964896) translate (6.753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214) rotate (-2.15652882376419) translate (3.872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7.0194573185944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4) rotate (-2.1556561591382) translate (3.218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5) rotate (-2.15652882376419) translate (7.74288958045841cm 7.9085893617609cm)" svg:viewBox="0 0 903 661" svg:d="M528 644c136-64 328-219 366-367 34-139-27-185-184-243-156-57-352-32-459-3-277 72-309 187-173 369s314 309 450 244z">
          <text:p/>
        </draw:path>
        <draw:path draw:style-name="gr2" draw:text-style-name="P2" draw:layer="layout" svg:width="2.592cm" svg:height="2.224cm" draw:transform="rotate (-0.438601241026176) translate (4.2450522500762cm -0.639553155378939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2959911071038cm 0.6776151038323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6629911071038cm 0.451615103832301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1:24.633000000</dc:date>
    <meta:editing-duration>PT3M8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